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Index">
      <style:text-properties officeooo:paragraph-rsid="0032cae3"/>
    </style:style>
    <style:style style:name="P2" style:family="paragraph" style:parent-style-name="Text_20_body">
      <style:paragraph-properties fo:text-align="center" style:justify-single-word="false"/>
      <style:text-properties officeooo:rsid="002d5910" officeooo:paragraph-rsid="002d5910"/>
    </style:style>
    <style:style style:name="P3" style:family="paragraph" style:parent-style-name="Text_20_body">
      <style:paragraph-properties fo:text-align="center" style:justify-single-word="false"/>
      <style:text-properties fo:font-size="18pt" fo:font-weight="bold" officeooo:rsid="002e71b1" officeooo:paragraph-rsid="002e71b1" style:font-size-asian="18pt" style:font-weight-asian="bold" style:font-size-complex="18pt" style:font-weight-complex="bold"/>
    </style:style>
    <style:style style:name="P4" style:family="paragraph" style:parent-style-name="Text_20_body">
      <style:paragraph-properties fo:text-align="center" style:justify-single-word="false"/>
      <style:text-properties fo:font-size="14pt" fo:font-weight="bold" officeooo:rsid="002e71b1" officeooo:paragraph-rsid="002e71b1" style:font-size-asian="12.25pt" style:font-weight-asian="bold" style:font-size-complex="14pt" style:font-weight-complex="bold"/>
    </style:style>
    <style:style style:name="P5" style:family="paragraph" style:parent-style-name="Text_20_body">
      <style:paragraph-properties fo:text-align="start" style:justify-single-word="false"/>
      <style:text-properties fo:font-size="12pt" fo:font-weight="bold" officeooo:rsid="002e71b1" officeooo:paragraph-rsid="002e71b1" style:font-size-asian="12pt" style:font-weight-asian="bold" style:font-size-complex="12pt" style:font-weight-complex="bold"/>
    </style:style>
    <style:style style:name="P6" style:family="paragraph" style:parent-style-name="Standard">
      <style:paragraph-properties fo:break-before="page"/>
    </style:style>
    <style:style style:name="P7" style:family="paragraph" style:parent-style-name="Contents_20_Heading">
      <style:paragraph-properties fo:break-before="page"/>
    </style:style>
    <style:style style:name="P8" style:family="paragraph" style:parent-style-name="Text_20_body">
      <style:text-properties officeooo:rsid="00258bd7" officeooo:paragraph-rsid="00258bd7"/>
    </style:style>
    <style:style style:name="P9" style:family="paragraph" style:parent-style-name="Text_20_body">
      <style:text-properties officeooo:rsid="00244e86" officeooo:paragraph-rsid="00244e86"/>
    </style:style>
    <style:style style:name="P10" style:family="paragraph" style:parent-style-name="Standard">
      <style:text-properties officeooo:rsid="002e71b1" officeooo:paragraph-rsid="002e71b1"/>
    </style:style>
    <style:style style:name="P11" style:family="paragraph" style:parent-style-name="Standard">
      <style:paragraph-properties fo:text-align="start" style:justify-single-word="false"/>
      <style:text-properties officeooo:rsid="002e71b1" officeooo:paragraph-rsid="002e71b1"/>
    </style:style>
    <style:style style:name="P12" style:family="paragraph" style:parent-style-name="Text_20_body">
      <style:text-properties officeooo:rsid="00225c6d" officeooo:paragraph-rsid="00244e86"/>
    </style:style>
    <style:style style:name="P13" style:family="paragraph" style:parent-style-name="Standard">
      <style:text-properties officeooo:rsid="0013c788" officeooo:paragraph-rsid="0013c788"/>
    </style:style>
    <style:style style:name="P14" style:family="paragraph" style:parent-style-name="Standard">
      <style:text-properties officeooo:paragraph-rsid="0013c788"/>
    </style:style>
    <style:style style:name="P15" style:family="paragraph" style:parent-style-name="Standard">
      <style:text-properties officeooo:rsid="0018d179"/>
    </style:style>
    <style:style style:name="P16" style:family="paragraph" style:parent-style-name="Standard">
      <style:text-properties officeooo:rsid="0019f706" officeooo:paragraph-rsid="0019f706"/>
    </style:style>
    <style:style style:name="P17" style:family="paragraph" style:parent-style-name="Standard">
      <style:text-properties officeooo:rsid="001a5912" officeooo:paragraph-rsid="001a5912"/>
    </style:style>
    <style:style style:name="P18" style:family="paragraph" style:parent-style-name="Standard">
      <style:text-properties officeooo:rsid="001a5912" officeooo:paragraph-rsid="001c565f"/>
    </style:style>
    <style:style style:name="P19" style:family="paragraph" style:parent-style-name="Standard">
      <style:text-properties officeooo:rsid="001a5912" officeooo:paragraph-rsid="001d2403"/>
    </style:style>
    <style:style style:name="P20" style:family="paragraph" style:parent-style-name="Standard">
      <style:text-properties officeooo:rsid="001a5912" officeooo:paragraph-rsid="001de2aa"/>
    </style:style>
    <style:style style:name="P21" style:family="paragraph" style:parent-style-name="Standard">
      <style:text-properties officeooo:rsid="00225be1" officeooo:paragraph-rsid="00225be1"/>
    </style:style>
    <style:style style:name="P22" style:family="paragraph" style:parent-style-name="Standard">
      <style:text-properties fo:font-style="normal" officeooo:rsid="001d2403" officeooo:paragraph-rsid="001c565f" style:font-style-asian="normal" style:font-style-complex="normal"/>
    </style:style>
    <style:style style:name="P23" style:family="paragraph" style:parent-style-name="Standard">
      <style:text-properties fo:font-style="normal" officeooo:rsid="001d2403" officeooo:paragraph-rsid="001d2403" style:font-style-asian="normal" style:font-style-complex="normal"/>
    </style:style>
    <style:style style:name="P24" style:family="paragraph" style:parent-style-name="Standard">
      <style:text-properties fo:font-style="normal" officeooo:rsid="001c565f" officeooo:paragraph-rsid="001a5912" style:font-style-asian="normal" style:font-style-complex="normal"/>
    </style:style>
    <style:style style:name="P25" style:family="paragraph" style:parent-style-name="Standard">
      <style:text-properties fo:font-style="normal" officeooo:rsid="001c565f" officeooo:paragraph-rsid="001c565f" style:font-style-asian="normal" style:font-style-complex="normal"/>
    </style:style>
    <style:style style:name="P26" style:family="paragraph" style:parent-style-name="Standard">
      <style:text-properties fo:font-style="normal" officeooo:rsid="001fdf26" officeooo:paragraph-rsid="001de2aa" style:font-style-asian="normal" style:font-style-complex="normal"/>
    </style:style>
    <style:style style:name="P27" style:family="paragraph" style:parent-style-name="Standard">
      <style:text-properties fo:font-style="normal" officeooo:rsid="002c4c49" officeooo:paragraph-rsid="002ac159" style:font-style-asian="normal" style:font-style-complex="normal"/>
    </style:style>
    <style:style style:name="P28" style:family="paragraph" style:parent-style-name="Standard">
      <style:text-properties officeooo:paragraph-rsid="0028fd4d"/>
    </style:style>
    <style:style style:name="P29" style:family="paragraph" style:parent-style-name="Text_20_body">
      <style:text-properties officeooo:paragraph-rsid="0028fd4d"/>
    </style:style>
    <style:style style:name="P30" style:family="paragraph" style:parent-style-name="Standard">
      <style:text-properties fo:font-style="italic" officeooo:paragraph-rsid="0028fd4d" style:font-style-asian="italic" style:font-style-complex="italic"/>
    </style:style>
    <style:style style:name="P31" style:family="paragraph" style:parent-style-name="Standard">
      <style:text-properties fo:font-style="italic" officeooo:rsid="0028fd4d" officeooo:paragraph-rsid="0028fd4d" style:font-style-asian="italic" style:font-style-complex="italic"/>
    </style:style>
    <style:style style:name="P32" style:family="paragraph" style:parent-style-name="Text_20_body">
      <style:text-properties officeooo:rsid="0028fd4d" officeooo:paragraph-rsid="0028fd4d"/>
    </style:style>
    <style:style style:name="P33" style:family="paragraph" style:parent-style-name="Standard">
      <style:text-properties officeooo:rsid="002ac159" officeooo:paragraph-rsid="002ac159"/>
    </style:style>
    <style:style style:name="P34" style:family="paragraph" style:parent-style-name="Standard">
      <style:paragraph-properties fo:text-align="start" style:justify-single-word="false"/>
      <style:text-properties officeooo:paragraph-rsid="002e71b1"/>
    </style:style>
    <style:style style:name="P35" style:family="paragraph" style:parent-style-name="Contents_20_2">
      <style:paragraph-properties>
        <style:tab-stops>
          <style:tab-stop style:position="6.4965in" style:type="right" style:leader-style="dotted" style:leader-text="."/>
        </style:tab-stops>
      </style:paragraph-properties>
    </style:style>
    <style:style style:name="P36" style:family="paragraph" style:parent-style-name="Contents_20_3">
      <style:paragraph-properties>
        <style:tab-stops>
          <style:tab-stop style:position="6.2992in" style:type="right" style:leader-style="dotted" style:leader-text="."/>
        </style:tab-stops>
      </style:paragraph-properties>
    </style:style>
    <style:style style:name="P37" style:family="paragraph" style:parent-style-name="Heading_20_2">
      <style:paragraph-properties fo:text-align="center" style:justify-single-word="false"/>
      <style:text-properties officeooo:rsid="002d5910" officeooo:paragraph-rsid="002d5910"/>
    </style:style>
    <style:style style:name="P38" style:family="paragraph" style:parent-style-name="Heading_20_2">
      <style:paragraph-properties fo:break-before="page"/>
    </style:style>
    <style:style style:name="P39" style:family="paragraph" style:parent-style-name="Heading_20_2">
      <style:paragraph-properties fo:text-align="start" style:justify-single-word="false"/>
      <style:text-properties officeooo:rsid="0018d179" officeooo:paragraph-rsid="0018d179"/>
    </style:style>
    <style:style style:name="P40" style:family="paragraph" style:parent-style-name="Heading_20_2">
      <style:text-properties fo:font-style="normal" officeooo:rsid="00225c6d" officeooo:paragraph-rsid="00225c6d" style:font-style-asian="normal" style:font-style-complex="normal"/>
    </style:style>
    <style:style style:name="P41" style:family="paragraph" style:parent-style-name="Heading_20_2">
      <style:text-properties fo:font-style="normal" officeooo:rsid="002ac159" officeooo:paragraph-rsid="002ac159" style:font-style-asian="normal" style:font-style-complex="normal"/>
    </style:style>
    <style:style style:name="P42" style:family="paragraph" style:parent-style-name="Heading_20_2">
      <style:text-properties officeooo:rsid="002e71b1" officeooo:paragraph-rsid="002e71b1"/>
    </style:style>
    <style:style style:name="P43" style:family="paragraph" style:parent-style-name="Heading_20_3">
      <style:text-properties officeooo:paragraph-rsid="0015f048"/>
    </style:style>
    <style:style style:name="P44" style:family="paragraph" style:parent-style-name="Heading_20_3">
      <style:text-properties officeooo:rsid="0015f048" officeooo:paragraph-rsid="0015f048"/>
    </style:style>
    <style:style style:name="P45" style:family="paragraph" style:parent-style-name="Heading_20_3">
      <style:text-properties officeooo:rsid="002e71b1" officeooo:paragraph-rsid="002e71b1"/>
    </style:style>
    <style:style style:name="P46" style:family="paragraph" style:parent-style-name="Heading_20_3">
      <style:text-properties officeooo:rsid="0013c788" officeooo:paragraph-rsid="0013c788"/>
    </style:style>
    <style:style style:name="P47" style:family="paragraph" style:parent-style-name="Heading_20_3">
      <style:text-properties officeooo:rsid="0019f706" officeooo:paragraph-rsid="0019f706"/>
    </style:style>
    <style:style style:name="P48" style:family="paragraph" style:parent-style-name="Heading_20_3">
      <style:text-properties officeooo:rsid="001a5912" officeooo:paragraph-rsid="001a5912"/>
    </style:style>
    <style:style style:name="P49" style:family="paragraph" style:parent-style-name="Heading_20_3">
      <style:text-properties officeooo:rsid="001c565f" officeooo:paragraph-rsid="001c565f"/>
    </style:style>
    <style:style style:name="P50" style:family="paragraph" style:parent-style-name="Heading_20_3">
      <style:text-properties officeooo:paragraph-rsid="001c565f"/>
    </style:style>
    <style:style style:name="P51" style:family="paragraph" style:parent-style-name="Heading_20_3">
      <style:text-properties officeooo:rsid="001d2403" officeooo:paragraph-rsid="001d2403"/>
    </style:style>
    <style:style style:name="P52" style:family="paragraph" style:parent-style-name="Heading_20_3">
      <style:text-properties officeooo:rsid="001d2403" officeooo:paragraph-rsid="001de2aa"/>
    </style:style>
    <style:style style:name="T1" style:family="text">
      <style:text-properties fo:font-style="normal" style:font-style-asian="normal" style:font-style-complex="normal"/>
    </style:style>
    <style:style style:name="T2" style:family="text">
      <style:text-properties fo:font-style="normal" officeooo:rsid="001c565f" style:font-style-asian="normal" style:font-style-complex="normal"/>
    </style:style>
    <style:style style:name="T3" style:family="text">
      <style:text-properties fo:font-style="normal" officeooo:rsid="001d2403" style:font-style-asian="normal" style:font-style-complex="normal"/>
    </style:style>
    <style:style style:name="T4" style:family="text">
      <style:text-properties fo:font-style="normal" officeooo:rsid="001fdf26" style:font-style-asian="normal" style:font-style-complex="normal"/>
    </style:style>
    <style:style style:name="T5" style:family="text">
      <style:text-properties fo:font-style="normal" officeooo:rsid="001de2aa" style:font-style-asian="normal" style:font-style-complex="normal"/>
    </style:style>
    <style:style style:name="T6" style:family="text">
      <style:text-properties fo:font-style="normal" officeooo:rsid="0020c4fd" style:font-style-asian="normal" style:font-style-complex="normal"/>
    </style:style>
    <style:style style:name="T7" style:family="text">
      <style:text-properties fo:font-style="normal" officeooo:rsid="0028fd4d" style:font-style-asian="normal" style:font-style-complex="normal"/>
    </style:style>
    <style:style style:name="T8" style:family="text">
      <style:text-properties fo:font-style="normal" officeooo:rsid="002c4c49" style:font-style-asian="normal" style:font-style-complex="normal"/>
    </style:style>
    <style:style style:name="T9" style:family="text">
      <style:text-properties fo:font-style="normal" officeooo:rsid="002fc300" style:font-style-asian="normal" style:font-style-complex="normal"/>
    </style:style>
    <style:style style:name="T10" style:family="text">
      <style:text-properties fo:font-style="normal" officeooo:rsid="0030307e" style:font-style-asian="normal" style:font-style-complex="normal"/>
    </style:style>
    <style:style style:name="T11" style:family="text">
      <style:text-properties officeooo:rsid="0018d179"/>
    </style:style>
    <style:style style:name="T12" style:family="text">
      <style:text-properties officeooo:rsid="0015f048"/>
    </style:style>
    <style:style style:name="T13" style:family="text">
      <style:text-properties officeooo:rsid="00174806"/>
    </style:style>
    <style:style style:name="T14" style:family="text">
      <style:text-properties officeooo:rsid="00244e86"/>
    </style:style>
    <style:style style:name="T15" style:family="text">
      <style:text-properties officeooo:rsid="0013c788"/>
    </style:style>
    <style:style style:name="T16" style:family="text">
      <style:text-properties officeooo:rsid="00258bd7"/>
    </style:style>
    <style:style style:name="T17" style:family="text">
      <style:text-properties officeooo:rsid="00145b1b"/>
    </style:style>
    <style:style style:name="T18" style:family="text">
      <style:text-properties officeooo:rsid="001a5912"/>
    </style:style>
    <style:style style:name="T19" style:family="text">
      <style:text-properties fo:font-style="italic" style:font-style-asian="italic" style:font-style-complex="italic"/>
    </style:style>
    <style:style style:name="T20" style:family="text">
      <style:text-properties fo:font-style="italic" officeooo:rsid="001c565f" style:font-style-asian="italic" style:font-style-complex="italic"/>
    </style:style>
    <style:style style:name="T21" style:family="text">
      <style:text-properties fo:font-style="italic" officeooo:rsid="001d2403" style:font-style-asian="italic" style:font-style-complex="italic"/>
    </style:style>
    <style:style style:name="T22" style:family="text">
      <style:text-properties fo:font-style="italic" officeooo:rsid="0028fd4d" style:font-style-asian="italic" style:font-style-complex="italic"/>
    </style:style>
    <style:style style:name="T23" style:family="text">
      <style:text-properties fo:font-style="italic" officeooo:rsid="002c4c49" style:font-style-asian="italic" style:font-style-complex="italic"/>
    </style:style>
    <style:style style:name="T24" style:family="text">
      <style:text-properties fo:font-style="italic" officeooo:rsid="0030307e" style:font-style-asian="italic" style:font-style-complex="italic"/>
    </style:style>
    <style:style style:name="T25" style:family="text">
      <style:text-properties officeooo:rsid="00225be1"/>
    </style:style>
    <style:style style:name="T26" style:family="text">
      <style:text-properties officeooo:rsid="001c565f"/>
    </style:style>
    <style:style style:name="T27" style:family="text">
      <style:text-properties officeooo:rsid="001de2aa"/>
    </style:style>
    <style:style style:name="T28" style:family="text">
      <style:text-properties style:font-name="Courier New" officeooo:rsid="0028fd4d" fo:background-color="#dddddd" loext:char-shading-value="0"/>
    </style:style>
    <style:style style:name="T29" style:family="text">
      <style:text-properties style:font-name="Courier New" fo:font-style="normal" officeooo:rsid="0028fd4d" fo:background-color="#dddddd" loext:char-shading-value="0" style:font-style-asian="normal" style:font-style-complex="normal"/>
    </style:style>
    <style:style style:name="T30" style:family="text">
      <style:text-properties style:font-name="Courier New" fo:font-style="normal" officeooo:rsid="0030b45e" fo:background-color="#dddddd" loext:char-shading-value="0" style:font-style-asian="normal" style:font-style-complex="normal"/>
    </style:style>
    <style:style style:name="T31" style:family="text">
      <style:text-properties officeooo:rsid="0028fd4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7" text:outline-level="2" text:is-list-header="true"/>
      <text:p text:style-name="P2"/>
      <text:p text:style-name="P2"/>
      <text:p text:style-name="P2"/>
      <text:p text:style-name="P2"/>
      <text:p text:style-name="P2"/>
      <text:p text:style-name="P2"/>
      <text:p text:style-name="P2"/>
      <text:p text:style-name="P2"/>
      <text:p text:style-name="P2"/>
      <text:p text:style-name="P2"/>
      <text:p text:style-name="P3">DNS Monitor</text:p>
      <text:p text:style-name="P4">ISA Project 2024/2025</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Author: Denis Feke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Table of Contents</text:p>
          </text:index-title>
          <text:p text:style-name="P35"><text:a xlink:type="simple" xlink:href="#__RefHeading___Toc768_3711160253" text:style-name="Index_20_Link" text:visited-style-name="Index_20_Link"><text:s/>1. About<text:tab/>3</text:a></text:p>
          <text:p text:style-name="P35"><text:a xlink:type="simple" xlink:href="#__RefHeading___Toc770_3711160253" text:style-name="Index_20_Link" text:visited-style-name="Index_20_Link"><text:s/>2. Theory<text:tab/>3</text:a></text:p>
          <text:p text:style-name="P36"><text:a xlink:type="simple" xlink:href="#__RefHeading___Toc772_3711160253" text:style-name="Index_20_Link" text:visited-style-name="Index_20_Link"><text:s/>2.1) Ethernet frames<text:tab/>3</text:a></text:p>
          <text:p text:style-name="P36"><text:a xlink:type="simple" xlink:href="#__RefHeading___Toc774_3711160253" text:style-name="Index_20_Link" text:visited-style-name="Index_20_Link"><text:s/>2.2) Internet Protocol version 4 and 6<text:tab/>3</text:a></text:p>
          <text:p text:style-name="P36"><text:a xlink:type="simple" xlink:href="#__RefHeading___Toc855_3711160253" text:style-name="Index_20_Link" text:visited-style-name="Index_20_Link"><text:s/>2.3) User Datagram Protocol<text:tab/>3</text:a></text:p>
          <text:p text:style-name="P36"><text:a xlink:type="simple" xlink:href="#__RefHeading___Toc778_3711160253" text:style-name="Index_20_Link" text:visited-style-name="Index_20_Link"><text:s/>2.4) Domain name system<text:tab/>3</text:a></text:p>
          <text:p text:style-name="P36"><text:a xlink:type="simple" xlink:href="#__RefHeading___Toc780_3711160253" text:style-name="Index_20_Link" text:visited-style-name="Index_20_Link"><text:s/>2.5) PCAP<text:tab/>4</text:a></text:p>
          <text:p text:style-name="P35"><text:a xlink:type="simple" xlink:href="#__RefHeading___Toc782_3711160253" text:style-name="Index_20_Link" text:visited-style-name="Index_20_Link"><text:s/>3. Implementation<text:tab/>4</text:a></text:p>
          <text:p text:style-name="P36"><text:a xlink:type="simple" xlink:href="#__RefHeading___Toc784_3711160253" text:style-name="Index_20_Link" text:visited-style-name="Index_20_Link"><text:s/>3.1) ProgramConfiguration structure (programConfig)<text:tab/>4</text:a></text:p>
          <text:p text:style-name="P36"><text:a xlink:type="simple" xlink:href="#__RefHeading___Toc786_3711160253" text:style-name="Index_20_Link" text:visited-style-name="Index_20_Link"><text:s/>3.2) Handling user arguments (argumentHandler)<text:tab/>4</text:a></text:p>
          <text:p text:style-name="P36"><text:a xlink:type="simple" xlink:href="#__RefHeading___Toc788_3711160253" text:style-name="Index_20_Link" text:visited-style-name="Index_20_Link"><text:s/>3.3) Setting packet capturing (pcapHandler)<text:tab/>4</text:a></text:p>
          <text:p text:style-name="P36"><text:a xlink:type="simple" xlink:href="#__RefHeading___Toc790_3711160253" text:style-name="Index_20_Link" text:visited-style-name="Index_20_Link"><text:s/>3.4) Capturing / reading packets<text:tab/>4</text:a></text:p>
          <text:p text:style-name="P36"><text:a xlink:type="simple" xlink:href="#__RefHeading___Toc792_3711160253" text:style-name="Index_20_Link" text:visited-style-name="Index_20_Link"><text:s/>3.5) Packet dissecting (packetDissector)<text:tab/>4</text:a></text:p>
          <text:p text:style-name="P36"><text:a xlink:type="simple" xlink:href="#__RefHeading___Toc794_3711160253" text:style-name="Index_20_Link" text:visited-style-name="Index_20_Link"><text:s/>3.6) Buffer structure (buffer)<text:tab/>5</text:a></text:p>
          <text:p text:style-name="P36"><text:a xlink:type="simple" xlink:href="#__RefHeading___Toc796_3711160253" text:style-name="Index_20_Link" text:visited-style-name="Index_20_Link"><text:s/>3.7) List of Buffer structures (list)<text:tab/>5</text:a></text:p>
          <text:p text:style-name="P35"><text:a xlink:type="simple" xlink:href="#__RefHeading___Toc798_3711160253" text:style-name="Index_20_Link" text:visited-style-name="Index_20_Link"><text:s/>4. Using the program<text:tab/>5</text:a></text:p>
          <text:p text:style-name="P35"><text:a xlink:type="simple" xlink:href="#__RefHeading___Toc800_3711160253" text:style-name="Index_20_Link" text:visited-style-name="Index_20_Link"><text:s/>5. Testing<text:tab/>6</text:a></text:p>
          <text:p text:style-name="P35"><text:a xlink:type="simple" xlink:href="#__RefHeading___Toc560_1716264826" text:style-name="Index_20_Link" text:visited-style-name="Index_20_Link"><text:s/>6. Bibliography<text:tab/>6</text:a></text:p>
        </text:index-body>
      </text:table-of-content>
      <text:p text:style-name="P5"/>
      <text:h text:style-name="P38" text:outline-level="2"><text:bookmark-start text:name="__RefHeading___Toc768_3711160253"/>About<text:bookmark-end text:name="__RefHeading___Toc768_3711160253"/></text:h>
      <text:p text:style-name="Standard">DNS-Monitor is a command line program for storing DNS communication from packets and displaying them in human readable form. Program uses system network interfaces for live capturing of packets or can open already stored communication from a file. Program is also capable of storing captured communication into files, more specifically it can store domain names, that were present in communication, and also translations from IP addresses to domain names. <text:span text:style-name="T11">Program is written in C using GNU17 standard version with PCAP library.</text:span></text:p>
      <text:p text:style-name="Standard"/>
      <text:h text:style-name="Heading_20_2" text:outline-level="2"><text:bookmark-start text:name="__RefHeading___Toc770_3711160253"/>Theory<text:bookmark-end text:name="__RefHeading___Toc770_3711160253"/></text:h>
      <text:p text:style-name="P8">Communication through internet today is done by stacking multiple layers on top of each other. These layers are called OSI layers and each one of them represents an abstraction of that layer and which data given layer contain.</text:p>
      <text:h text:style-name="P43" text:outline-level="3"><text:bookmark-start text:name="__RefHeading___Toc772_3711160253"/><text:span text:style-name="T12">Ethernet frame</text:span><text:span text:style-name="T13">s</text:span><text:bookmark-end text:name="__RefHeading___Toc772_3711160253"/></text:h>
      <text:p text:style-name="P9">Ethernet frame is a Data Link layer protocol (on OSI layer) that is needed for communication between devices on same local network.</text:p>
      <text:h text:style-name="P44" text:outline-level="3"><text:bookmark-start text:name="__RefHeading___Toc774_3711160253"/>Internet Protocol version <text:span text:style-name="T14">4 and 6</text:span><text:bookmark-end text:name="__RefHeading___Toc774_3711160253"/></text:h>
      <text:p text:style-name="P9">Internet Protocol is a Network layer protocol (on OSI layer) that is necessary for communication between multiple connected networks (internet). It works by assigning an IP addresses to computers or networks. Simply said when some computer wants to communicate other computer it needs to know its IP address on the network (assuming they are communicating with internet protocol). First version of internet protocol was IPv4, later on an IPv6 was introduced but currently both of them are used, therefore program and most of the internet needs to support both of these standards.</text:p>
      <text:h text:style-name="P45" text:outline-level="3"><text:bookmark-start text:name="__RefHeading___Toc855_3711160253"/>User Datagram Protocol<text:bookmark-end text:name="__RefHeading___Toc855_3711160253"/></text:h>
      <text:p text:style-name="P12">UDP is a Transport layer protocol <text:span text:style-name="T14">(on OSI layer) </text:span>designed for fast communication, it does not require prior “handshaking” for communication. UDP consists of data packets that are <text:span text:style-name="T14">usually </text:span>sen<text:span text:style-name="T14">t </text:span>with serial <text:span text:style-name="T14">numbers</text:span> <text:span text:style-name="T14">that are used for ordering data. Since DNS does not require lots of data to be sent therefore UDP is ideal as it is lightweight and fast.</text:span></text:p>
      <text:h text:style-name="Heading_20_3" text:outline-level="3"><text:bookmark-start text:name="__RefHeading___Toc778_3711160253"/>Domain name system<text:bookmark-end text:name="__RefHeading___Toc778_3711160253"/></text:h>
      <text:p text:style-name="Standard">DNS is network protocol that translates domain names from human readable form (like “vut.cz”) into a corresponding IP address, therefore allowing easier use of internet. <text:span text:style-name="T15">DNS packets are usually send over internet to the DNS servers, which are specialized servers that answer to these requests. These servers are owned by companies such as Google, from which a site provider can buy domain name, after that these DNS servers will translate this domain name into a specific IP address. </text:span><text:span text:style-name="T16">In this project we well only focus on DNS over UDP with both IPv4 and IPv6.</text:span></text:p>
      <text:p text:style-name="Standard"/>
      <text:p text:style-name="P6"/>
      <text:h text:style-name="P46" text:outline-level="3"><text:bookmark-start text:name="__RefHeading___Toc780_3711160253"/>PCAP<text:bookmark-end text:name="__RefHeading___Toc780_3711160253"/></text:h>
      <text:p text:style-name="P13">PCAP is open-source C/C++ library for capturing and monitoring network traffic. It was used in this program for capturing live traffic or opening files <text:span text:style-name="T17">that contain captured traffic. It is widely used library and known programs such as Wireshark use it as a backbone.</text:span></text:p>
      <text:p text:style-name="P14"/>
      <text:p text:style-name="Standard">This program captures said network communication and displays it to the user.</text:p>
      <text:p text:style-name="P15"/>
      <text:h text:style-name="P39" text:outline-level="2"><text:bookmark-start text:name="__RefHeading___Toc782_3711160253"/>Implementation<text:bookmark-end text:name="__RefHeading___Toc782_3711160253"/></text:h>
      <text:p text:style-name="P16">Application in separated into more logical parts (pairs of source and header files). </text:p>
      <text:p text:style-name="P16"/>
      <text:h text:style-name="P47" text:outline-level="3"><text:bookmark-start text:name="__RefHeading___Toc784_3711160253"/>ProgramConfiguration structure (programConfig)<text:bookmark-end text:name="__RefHeading___Toc784_3711160253"/></text:h>
      <text:p text:style-name="P16">First action done by program is to initialize and configure ProgramConfiguration structure (from now Config). This structure holds all important settings describing program behavior and pointers to all dynamically allocated data. This approach ensures that even if program end is required to shutdown in unexpected way (<text:span text:style-name="T18">for example </text:span>SIGINT before program finishes <text:span text:style-name="T18">its task</text:span>) no memory leaks will happen. <text:span text:style-name="T18">This style also pushes programmer forwards reusing already dynamically allocated memory.</text:span></text:p>
      <text:h text:style-name="P48" text:outline-level="3"><text:bookmark-start text:name="__RefHeading___Toc786_3711160253"/>Handling user arguments (argumentHandler)<text:bookmark-end text:name="__RefHeading___Toc786_3711160253"/></text:h>
      <text:p text:style-name="P17">Argument handler’s purpose is to correctly handle user inputs provided in command line when program is run. Setting all options that change program behavior into Config. This part of program uses C standard library <text:span text:style-name="T19">getopt</text:span><text:span text:style-name="T1">.</text:span></text:p>
      <text:h text:style-name="P48" text:outline-level="3"><text:bookmark-start text:name="__RefHeading___Toc788_3711160253"/>Setting packet capturing (pcapHandler)<text:bookmark-end text:name="__RefHeading___Toc788_3711160253"/></text:h>
      <text:p text:style-name="P17"><text:span text:style-name="T1">After Configuration has been updated with user inputs program starts to initialize capturing packets. For capturing packets is used PCAP library. Based on user inputs capturing packets can be initialized to either live capturing of live traffic or to open a stored traffic from a file. As an inspiration </text:span><text:span text:style-name="T2">for most of this file contents was used article from Tim Carstens from tcpdump.org. There is a known bug where sometimes a configuration fails due to internal errors and program ends with error.</text:span></text:p>
      <text:p text:style-name="P24"/>
      <text:h text:style-name="P49" text:outline-level="3"><text:bookmark-start text:name="__RefHeading___Toc790_3711160253"/><text:span text:style-name="T25">Capturing / reading </text:span>packets<text:bookmark-end text:name="__RefHeading___Toc790_3711160253"/></text:h>
      <text:p text:style-name="P18"><text:span text:style-name="T2">Once everything was setup program starts its doing its main purpose, monitoring DNS communication and printing useful information. In main.c a function </text:span><text:span text:style-name="T20">packetLooper </text:span><text:span text:style-name="T2">is called, where program loops through packets until it found number of packets that provided in arguments. For this is used a </text:span><text:span text:style-name="T20">pcap_next_ex </text:span><text:span text:style-name="T2">function that waits until a packet is detected. Once detected a packet is send as raw array of bytes into a packetDissector for further processing.</text:span></text:p>
      <text:p text:style-name="P25"/>
      <text:p text:style-name="P21"><text:span text:style-name="T2">I</text:span><text:span text:style-name="T1">t should be noted that because assignment doesn’t specify how many DNS messages should program capture a default value is one. If user wants to modify this behavior it can be changed with “-n [NUMBER_OR_PACKETS]”, more in usage manual.</text:span></text:p>
      <text:p text:style-name="P24"/>
      <text:h text:style-name="P50" text:outline-level="3"><text:bookmark-start text:name="__RefHeading___Toc792_3711160253"/><text:soft-page-break/><text:span text:style-name="T26">P</text:span><text:span text:style-name="T18">acket </text:span><text:span text:style-name="T26">dissecting </text:span><text:span text:style-name="T18">(</text:span><text:span text:style-name="T26">packetDissector</text:span><text:span text:style-name="T18">)</text:span><text:bookmark-end text:name="__RefHeading___Toc792_3711160253"/></text:h>
      <text:p text:style-name="P22">Is the biggest source/header file pair form the whole program. It contains functions for correct dissecting of packets (turning chunk of data it into smaller relevant pieces of information). Program checks for different types of records and prints correct information based on that. Based on provided Configuration will some types of records be stored into a file.</text:p>
      <text:p text:style-name="P22"/>
      <text:h text:style-name="P51" text:outline-level="3"><text:bookmark-start text:name="__RefHeading___Toc794_3711160253"/>Buffer structure (buffer)<text:bookmark-end text:name="__RefHeading___Toc794_3711160253"/></text:h>
      <text:p text:style-name="P19"><text:span text:style-name="T3">Buffer could be considered a smaller custom library </text:span><text:span text:style-name="T4">(set of functions) </text:span><text:span text:style-name="T3">for working with byte arrays. It provides easy and automatic resizing, adding characters or string to the byte array, comparing Buffers etc… This smaller “library” was written for projects in other course IPK, as this program was similar enough I as an author decided to use this instead of using standard libraries such as </text:span><text:span text:style-name="T21">string.h </text:span><text:span text:style-name="T3">which would be more appropriate alternative.</text:span></text:p>
      <text:p text:style-name="P23"/>
      <text:h text:style-name="P52" text:outline-level="3"><text:bookmark-start text:name="__RefHeading___Toc796_3711160253"/><text:span text:style-name="T27">List of Buffer structures</text:span> (<text:span text:style-name="T27">list</text:span>)<text:bookmark-end text:name="__RefHeading___Toc796_3711160253"/></text:h>
      <text:p text:style-name="P20"><text:span text:style-name="T4">List i</text:span><text:span text:style-name="T5">s an another smaller custom library </text:span><text:span text:style-name="T4">for structure BufferList which is a double linked list containing Buffers. List is used mainly for storing domain names and translated domains names into IP addresses. Instead of reading from an opened file these records are stored in List and writing to file happens at the end of the program </text:span><text:span text:style-name="T6">or when error occurs</text:span><text:span text:style-name="T4">.</text:span></text:p>
      <text:p text:style-name="P26"/>
      <text:h text:style-name="P40" text:outline-level="2"><text:bookmark-start text:name="__RefHeading___Toc798_3711160253"/>Using the program<text:bookmark-end text:name="__RefHeading___Toc798_3711160253"/></text:h>
      <text:p text:style-name="P28">In order to use the program we need its binary, which in this case we can build using Makefile.</text:p>
      <text:p text:style-name="P28"/>
      <text:p text:style-name="P30">Note: it is required to have installed these dependencies on you machine: gcc compiler, libpcap library, and Makefile</text:p>
      <text:p text:style-name="P28"/>
      <text:p text:style-name="P28">Run command in root directory of project (in this directory a README.md or Makefile should be present):</text:p>
      <text:p text:style-name="P29"><text:span text:style-name="Code"><text:span text:style-name="T28">$ make</text:span></text:span></text:p>
      <text:p text:style-name="P28">After the program is run a binary file in root directory should be created named <text:span text:style-name="T19">dns-monitor</text:span>. In order to run and capture communication from live interface you will need to run program with privileged permissions (on unix based system it means to either run program as root or using sudo). If you are reading from file you do not need privileges.</text:p>
      <text:p text:style-name="P28"/>
      <text:p text:style-name="P28">On you user account you can run program like this, lets run it with <text:span text:style-name="T19">-h</text:span> or <text:span text:style-name="T19">--help</text:span> arguments:</text:p>
      <text:p text:style-name="P29"><text:span text:style-name="Code"><text:span text:style-name="T28">$ sudo ./dns-monitor -h</text:span></text:span></text:p>
      <text:p text:style-name="P28"/>
      <text:p text:style-name="P28">Program should print how to use it, let's review it quickly:</text:p>
      <text:p text:style-name="P28">In order to run the program you need to specify either a<text:span text:style-name="T31">n</text:span> interface or file from which file will be reading:</text:p>
      <text:p text:style-name="P28"/>
      <text:p text:style-name="P28">for reading from a file</text:p>
      <text:p text:style-name="P29"><text:span text:style-name="Code"><text:span text:style-name="T28">$ sudo ./dns-monitor -p [FILE_NAME]</text:span></text:span></text:p>
      <text:p text:style-name="P28">or to read from live interface. For list the of available interfaces use program with `-o` option&lt;br&gt;</text:p>
      <text:p text:style-name="P32"><text:span text:style-name="Code"><text:span text:style-name="T28">$ sudo ./dns-monitor -i [INTERFACE]</text:span></text:span></text:p>
      <text:p text:style-name="P28"><text:soft-page-break/></text:p>
      <text:p text:style-name="P31">Note: [FILE_NAME] expects a path to the file and its name, no need to use []</text:p>
      <text:p text:style-name="P30"/>
      <text:p text:style-name="P28">After this you should get your first captured packet. Next you can use <text:span text:style-name="T19">-v</text:span> option to get more detailed information about captured packets.</text:p>
      <text:p text:style-name="P28"/>
      <text:p text:style-name="P28">If you want to save all domain names that were captured by program you can use <text:span text:style-name="T19">-d</text:span> option and give it name of the file to store this information in.</text:p>
      <text:p text:style-name="P28">You can also use <text:span text:style-name="T19">-t</text:span> option to capture all translated IP addresses to the domain names, you also need to specify the file:</text:p>
      <text:p text:style-name="P29"><text:span text:style-name="Code"><text:span text:style-name="T28">$ sudo ./dns-monitor -i [INTERFACE] -d [DOMAIN_NAME_OUTPUT_FILE]</text:span></text:span></text:p>
      <text:p text:style-name="P28">or</text:p>
      <text:p text:style-name="P32"><text:span text:style-name="Code"><text:span text:style-name="T28">$ sudo ./dns-monitor -p [FILE] -t [TRANSLATIONS_OUTPUT_FILE]</text:span></text:span></text:p>
      <text:p text:style-name="P28"><text:span text:style-name="T31">Last parameter is a </text:span><text:span text:style-name="T22">-</text:span><text:span text:style-name="T24">o</text:span><text:span text:style-name="T7"> parameter that </text:span><text:span text:style-name="T10">prints all available devices that can be used to live capture packets</text:span><text:span text:style-name="T7">:</text:span></text:p>
      <text:p text:style-name="P29"><text:span text:style-name="Code"><text:span text:style-name="T29">$ sudo ./dns-monitor -</text:span></text:span><text:span text:style-name="Code"><text:span text:style-name="T30">o</text:span></text:span></text:p>
      <text:p text:style-name="P29"><text:span text:style-name="Code"><text:span text:style-name="T29"/></text:span></text:p>
      <text:h text:style-name="P41" text:outline-level="2"><text:bookmark-start text:name="__RefHeading___Toc800_3711160253"/>Testing<text:bookmark-end text:name="__RefHeading___Toc800_3711160253"/></text:h>
      <text:p text:style-name="P33">Testing was mainly done using <text:span text:style-name="T19">run_tests.sh </text:span><text:span text:style-name="T1">shell script that tries most of the inputs with different types of DNS requests. </text:span><text:span text:style-name="T8">The results are printed to the standard output and file input like domain names are in </text:span><text:span text:style-name="T23">build/</text:span><text:span text:style-name="T8"> directory. </text:span><text:span text:style-name="T9">It is required to first run a program and then run tests script.</text:span></text:p>
      <text:p text:style-name="P27"/>
      <text:h text:style-name="P42" text:outline-level="2"><text:bookmark-start text:name="__RefHeading___Toc560_1716264826"/>Bibliography<text:bookmark-end text:name="__RefHeading___Toc560_1716264826"/></text:h>
      <text:p text:style-name="P10">PCAP:</text:p>
      <text:p text:style-name="Standard"><text:a xlink:type="simple" xlink:href="https://www.tcpdump.org/pcap.html" text:style-name="Internet_20_link" text:visited-style-name="Visited_20_Internet_20_Link">https://www.tcpdump.org/pcap.html</text:a></text:p>
      <text:p text:style-name="Standard"><text:a xlink:type="simple" xlink:href="https://www.tcpdump.org/manpages/pcap-filter.7.html" text:style-name="Internet_20_link" text:visited-style-name="Visited_20_Internet_20_Link">https://www.tcpdump.org/manpages/pcap-filter.7.html</text:a></text:p>
      <text:p text:style-name="P34"><text:a xlink:type="simple" xlink:href="https://www.tcpdump.org/manpages/pcap_open_offline.3pcap.html" text:style-name="Internet_20_link" text:visited-style-name="Visited_20_Internet_20_Link">https://www.tcpdump.org/manpages/pcap_open_offline.3pcap.html</text:a></text:p>
      <text:p text:style-name="P10"/>
      <text:p text:style-name="P10">DNS:</text:p>
      <text:p text:style-name="Standard"><text:a xlink:type="simple" xlink:href="https://datatracker.ietf.org/doc/html/rfc1035" text:style-name="Internet_20_link" text:visited-style-name="Visited_20_Internet_20_Link">https://datatracker.ietf.org/doc/html/rfc1035</text:a></text:p>
      <text:p text:style-name="Standard"><text:a xlink:type="simple" xlink:href="https://datatracker.ietf.org/doc/html/rfc3596" text:style-name="Internet_20_link" text:visited-style-name="Visited_20_Internet_20_Link">https://datatracker.ietf.org/doc/html/rfc3596</text:a></text:p>
      <text:p text:style-name="Standard"/>
      <text:p text:style-name="P11">pcapHandler.c was created mostly by following:</text:p>
      <text:p text:style-name="Standard"><text:a xlink:type="simple" xlink:href="https://www.tcpdump.org/pcap.html" text:style-name="Internet_20_link" text:visited-style-name="Visited_20_Internet_20_Link">https://www.tcpdump.org/pcap.html</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sk" fo:country="SK"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sk" fo:country="SK"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style:font-name="Times New Roman" fo:font-family="'Times New Roman'" style:font-family-generic="roman" style:font-pitch="variable" fo:font-size="12pt" fo:language="en" fo:country="US" officeooo:rsid="0013c788"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Times New Roman" fo:font-family="'Times New Roman'" style:font-family-generic="roman"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Times New Roman" fo:font-family="'Times New Roman'" style:font-family-generic="roman" style:font-pitch="variable" fo:font-size="14pt" fo:font-weight="bold" officeooo:rsid="0013c788"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Code" style:family="text" style:parent-style-name="Bullet_20_Symbols">
      <style:text-properties style:font-name="Courier New" fo:font-family="'Courier New'" style:font-family-generic="modern" style:font-pitch="fixed" fo:font-size="12pt" fo:language="en" fo:country="US" officeooo:rsid="0026e87c" fo:background-color="#dddddd" style:font-name-asian="OpenSymbol" style:font-family-asian="OpenSymbol" style:font-charset-asian="x-symbol" style:font-size-asian="12pt" style:font-name-complex="OpenSymbol" style:font-family-complex="OpenSymbol" style:font-charset-complex="x-symbol" style:font-size-complex="12pt"/>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text:style-name="Numbering_20_Symbols" loext:num-list-format=" %1%." style:num-prefix=" " style:num-suffix="." style:num-format="">
        <style:list-level-properties text:list-level-position-and-space-mode="label-alignment">
          <style:list-level-label-alignment text:label-followed-by="listtab"/>
        </style:list-level-properties>
      </text:outline-level-style>
      <text:outline-level-style text:level="2" loext:num-list-format=" %1%.%2%." style:num-prefix=" "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 %1%.%2%.%3%)" style:num-prefix=" "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Index">
      <style:text-properties officeooo:paragraph-rsid="0032cae3"/>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Index"><text:page-number text:select-page="current">0</text:page-number></text:p>
      </style:footer>
      <style:footer-first>
        <text:p text:style-name="MP1"/>
      </style:footer-first>
    </style:master-page>
    <style:master-page style:name="my"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5T13:35:00.687000000</meta:creation-date>
    <dc:date>2024-11-16T19:53:12.223781810</dc:date>
    <meta:editing-duration>PT5H14S</meta:editing-duration>
    <meta:editing-cycles>22</meta:editing-cycles>
    <meta:generator>LibreOffice/7.3.7.2$Linux_X86_64 LibreOffice_project/30$Build-2</meta:generator>
    <meta:document-statistic meta:table-count="0" meta:image-count="0" meta:object-count="0" meta:page-count="6" meta:paragraph-count="90" meta:word-count="1506" meta:character-count="9438" meta:non-whitespace-character-count="8004"/>
  </office:meta>
</office:document-meta>
</file>